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5.5cm"/>
      <style:paragraph-properties style:writing-mode="lr-tb"/>
    </style:style>
    <style:style style:name="gr2" style:family="graphic" style:parent-style-name="standard">
      <style:graphic-properties draw:fill-color="#ffd700" draw:textarea-horizontal-align="justify" draw:textarea-vertical-align="middle" draw:auto-grow-height="false" fo:min-height="1.65cm" fo:min-width="6.7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d700" draw:textarea-horizontal-align="justify" draw:textarea-vertical-align="middle" draw:auto-grow-height="false" fo:min-height="1.65cm" fo:min-width="6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6.1cm"/>
      <style:paragraph-properties style:writing-mode="lr-tb"/>
    </style:style>
    <style:style style:name="gr6" style:family="graphic" style:parent-style-name="standard">
      <style:graphic-properties draw:fill-color="#ffd700" draw:textarea-horizontal-align="justify" draw:textarea-vertical-align="middle" draw:auto-grow-height="false" fo:min-height="1.75cm" fo:min-width="6.8cm"/>
      <style:paragraph-properties style:writing-mode="lr-tb"/>
    </style:style>
    <style:style style:name="gr7" style:family="graphic" style:parent-style-name="standard">
      <style:graphic-properties draw:fill-color="#ffd700" draw:textarea-horizontal-align="justify" draw:textarea-vertical-align="middle" draw:auto-grow-height="false" fo:min-height="2.55cm" fo:min-width="8.1cm"/>
      <style:paragraph-properties style:writing-mode="lr-tb"/>
    </style:style>
    <style:style style:name="gr8" style:family="graphic" style:parent-style-name="standard">
      <style:graphic-properties draw:fill-color="#ffebcd" draw:textarea-horizontal-align="justify" draw:textarea-vertical-align="middle" draw:auto-grow-height="false" fo:min-height="1.25cm" fo:min-width="18.5cm"/>
      <style:paragraph-properties style:writing-mode="lr-tb"/>
    </style:style>
    <style:style style:name="gr9" style:family="graphic" style:parent-style-name="standard">
      <style:graphic-properties draw:fill-color="#ffebcd" draw:textarea-horizontal-align="justify" draw:textarea-vertical-align="middle" draw:auto-grow-height="false" fo:min-height="1.65cm" fo:min-width="4.7cm"/>
      <style:paragraph-properties style:writing-mode="lr-tb"/>
    </style:style>
    <style:style style:name="gr10" style:family="graphic" style:parent-style-name="standard">
      <style:graphic-properties draw:fill-color="#ffebcd" draw:textarea-horizontal-align="justify" draw:textarea-vertical-align="middle" draw:auto-grow-height="false" fo:min-height="2.65cm" fo:min-width="4.7cm"/>
      <style:paragraph-properties style:writing-mode="lr-tb"/>
    </style:style>
    <style:style style:name="gr11" style:family="graphic" style:parent-style-name="standard">
      <style:graphic-properties draw:fill-color="#add8e6" draw:textarea-horizontal-align="justify" draw:textarea-vertical-align="middle" draw:auto-grow-height="false" fo:min-height="3.25cm" fo:min-width="6.4cm"/>
      <style:paragraph-properties style:writing-mode="lr-tb"/>
    </style:style>
    <style:style style:name="gr12" style:family="graphic" style:parent-style-name="standard">
      <style:graphic-properties draw:fill-color="#add8e6" draw:textarea-horizontal-align="justify" draw:textarea-vertical-align="middle" draw:auto-grow-height="false" fo:min-height="2.55cm" fo:min-width="7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P1" style:family="paragraph">
      <style:paragraph-properties fo:text-align="center" style:writing-mode="lr-tb"/>
      <style:text-properties fo:color="#ffff00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d700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ebcd"/>
      <style:paragraph-properties fo:text-align="center" style:writing-mode="lr-tb"/>
    </style:style>
    <style:style style:name="P6" style:family="paragraph">
      <loext:graphic-properties draw:fill-color="#add8e6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color="#ffff0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cm" svg:height="1.9cm" svg:x="10.4cm" svg:y="3.9cm">
          <text:p text:style-name="P1"><text:span text:style-name="T1">DFT calcul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2cm" svg:height="1.9cm" svg:x="1cm" svg:y="2.7cm">
          <text:p text:style-name="P2">Preprocessing</text:p>
          <text:p text:style-name="P2"><text:span text:style-name="T2">(prepare files for running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2cm" svg:y1="3.65cm" svg:x2="10.4cm" svg:y2="4.85cm" draw:start-shape="id1" draw:start-glue-point="1" draw:end-shape="id2" draw:end-glue-point="3" svg:d="M8200 3650h1100v1200h1100" svg:viewBox="0 0 2201 1201">
          <text:p/>
        </draw:connector>
        <draw:custom-shape draw:style-name="gr4" draw:text-style-name="P3" xml:id="id3" draw:id="id3" draw:layer="layout" svg:width="7.3cm" svg:height="1.9cm" svg:x="1cm" svg:y="5.8cm">
          <text:p text:style-name="P2">Read data from DF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4cm" svg:y1="5.8cm" svg:x2="8.3cm" svg:y2="6.75cm" draw:start-shape="id2" draw:start-glue-point="2" draw:end-shape="id3" draw:end-glue-point="1" svg:d="M13400 5800v950h-5100" svg:viewBox="0 0 5101 951">
          <text:p/>
        </draw:connector>
        <draw:custom-shape draw:style-name="gr4" draw:text-style-name="P3" xml:id="id4" draw:id="id4" draw:layer="layout" svg:width="7.3cm" svg:height="1.9cm" svg:x="1cm" svg:y="9.2cm">
          <text:p text:style-name="P2">Extract eigenvectors</text:p>
          <text:p text:style-name="P2">in real space from DF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65cm" svg:y1="7.7cm" svg:x2="4.65cm" svg:y2="9.2cm" draw:start-shape="id3" draw:start-glue-point="2" draw:end-shape="id4" draw:end-glue-point="0" svg:d="M4650 7700v1500" svg:viewBox="0 0 1 1501">
          <text:p/>
        </draw:connector>
        <draw:custom-shape draw:style-name="gr5" draw:text-style-name="P1" xml:id="id5" draw:id="id5" draw:layer="layout" svg:width="6.6cm" svg:height="2.1cm" svg:x="10.6cm" svg:y="9.9cm">
          <text:p text:style-name="P1"><text:span text:style-name="T1">Use program from</text:span></text:p>
          <text:p text:style-name="P1"><text:span text:style-name="T1">DFT suit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10.15cm" svg:x2="10.6cm" svg:y2="10.95cm" draw:start-shape="id4" draw:start-glue-point="1" draw:end-shape="id5" draw:end-glue-point="3" svg:d="M8300 10150h1150v800h1150" svg:viewBox="0 0 2301 801">
          <text:p/>
        </draw:connector>
        <draw:custom-shape draw:style-name="gr6" draw:text-style-name="P3" xml:id="id6" draw:id="id6" draw:layer="layout" svg:width="7.3cm" svg:height="2cm" svg:x="1cm" svg:y="12.9cm">
          <text:p text:style-name="P2">Make wavefunctions</text:p>
          <text:p text:style-name="P2">coheren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65cm" svg:y1="11.1cm" svg:x2="4.65cm" svg:y2="12.9cm" draw:start-shape="id4" draw:start-glue-point="2" draw:end-shape="id6" draw:end-glue-point="0" svg:d="M4650 11100v1800" svg:viewBox="0 0 1 1801">
          <text:p/>
        </draw:connector>
        <draw:custom-shape draw:style-name="gr7" draw:text-style-name="P3" xml:id="id7" draw:id="id7" draw:layer="layout" svg:width="8.6cm" svg:height="2.8cm" svg:x="10.5cm" svg:y="13.9cm">
          <text:p text:style-name="P2">Find which wavefunctions </text:p>
          <text:p text:style-name="P2">constitute a </text:p>
          <text:p text:style-name="P2">diferenciable set (bands)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13.9cm" svg:x2="10.5cm" svg:y2="15.3cm" draw:start-shape="id6" draw:start-glue-point="1" draw:end-shape="id7" draw:end-glue-point="3" svg:d="M8300 13900h1100v1400h1100" svg:viewBox="0 0 2201 1401">
          <text:p/>
        </draw:connector>
        <draw:custom-shape draw:style-name="gr8" draw:text-style-name="P5" xml:id="id8" draw:id="id8" draw:layer="layout" svg:width="19cm" svg:height="1.5cm" svg:x="1cm" svg:y="18.7cm">
          <text:p text:style-name="P2">Calculate wavefunction’s gradient in k-space</text:p>
          <text:p text:style-name="P2"><text:span text:style-name="T3">(save data in appropriate format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8cm" svg:y1="16.7cm" svg:x2="10.5cm" svg:y2="18.7cm" draw:start-shape="id7" draw:start-glue-point="2" draw:end-shape="id8" draw:end-glue-point="0" svg:d="M14800 16700v1000h-4300v1000" svg:viewBox="0 0 4301 2001">
          <text:p/>
        </draw:connector>
        <draw:custom-shape draw:style-name="gr9" draw:text-style-name="P5" xml:id="id9" draw:id="id9" draw:layer="layout" svg:width="5.2cm" svg:height="1.9cm" svg:x="2.1cm" svg:y="21.3cm">
          <text:p text:style-name="P2">Berry </text:p>
          <text:p text:style-name="P2">connections</text:p>
          <draw:enhanced-geometry svg:viewBox="0 0 21600 21600" draw:type="rectangle" draw:enhanced-path="M 0 0 L 21600 0 21600 21600 0 21600 0 0 Z N"/>
        </draw:custom-shape>
        <draw:custom-shape draw:style-name="gr9" draw:text-style-name="P5" xml:id="id10" draw:id="id10" draw:layer="layout" svg:width="5.2cm" svg:height="1.9cm" svg:x="7.9cm" svg:y="21.3cm">
          <text:p text:style-name="P2">Berry </text:p>
          <text:p text:style-name="P2">curvature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5.2cm" svg:height="2.9cm" svg:x="14.1cm" svg:y="21.3cm">
          <text:p text:style-name="P2">Other</text:p>
          <text:p text:style-name="P2">calculations</text:p>
          <text:p text:style-name="P2">...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5cm" svg:y1="20.2cm" svg:x2="4.7cm" svg:y2="21.3cm" draw:start-shape="id8" draw:start-glue-point="2" draw:end-shape="id9" draw:end-glue-point="0" svg:d="M10500 20200v550h-5800v550" svg:viewBox="0 0 5801 1101">
          <text:p/>
        </draw:connector>
        <draw:connector draw:style-name="gr3" draw:text-style-name="P4" draw:layer="layout" svg:x1="10.5cm" svg:y1="20.2cm" svg:x2="10.5cm" svg:y2="21.3cm" draw:start-shape="id8" draw:start-glue-point="2" draw:end-shape="id10" draw:end-glue-point="0" svg:d="M10500 20200v1100" svg:viewBox="0 0 1 1101">
          <text:p/>
        </draw:connector>
        <draw:connector draw:style-name="gr3" draw:text-style-name="P4" draw:layer="layout" svg:x1="10.5cm" svg:y1="20.2cm" svg:x2="16.7cm" svg:y2="21.3cm" draw:start-shape="id8" draw:start-glue-point="2" draw:end-shape="id11" draw:end-glue-point="0" svg:d="M10500 20200v550h6200v550" svg:viewBox="0 0 6201 1101">
          <text:p/>
        </draw:connector>
        <draw:custom-shape draw:style-name="gr11" draw:text-style-name="P6" xml:id="id12" draw:id="id12" draw:layer="layout" svg:width="6.9cm" svg:height="3.5cm" svg:x="1.3cm" svg:y="24.9cm">
          <text:p text:style-name="P2">Linear and</text:p>
          <text:p text:style-name="P2">nonlinear</text:p>
          <text:p text:style-name="P2">optical properties</text:p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2" draw:text-style-name="P6" xml:id="id13" draw:id="id13" draw:layer="layout" svg:width="7.6cm" svg:height="2.8cm" svg:x="8.9cm" svg:y="25.4cm">
          <text:p text:style-name="P2">Hall conductivity</text:p>
          <text:p text:style-name="P2">...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7cm" svg:y1="23.2cm" svg:x2="4.75cm" svg:y2="24.9cm" draw:start-shape="id9" draw:start-glue-point="2" draw:end-shape="id12" draw:end-glue-point="0" svg:d="M4700 23200v850h50v850" svg:viewBox="0 0 51 1701">
          <text:p/>
        </draw:connector>
        <draw:connector draw:style-name="gr3" draw:text-style-name="P4" draw:layer="layout" svg:x1="10.5cm" svg:y1="23.2cm" svg:x2="12.7cm" svg:y2="25.4cm" draw:start-shape="id10" draw:start-glue-point="2" draw:end-shape="id13" draw:end-glue-point="0" svg:d="M10500 23200v1100h2200v1100" svg:viewBox="0 0 2201 2201">
          <text:p/>
        </draw:connector>
        <draw:frame draw:style-name="gr13" draw:text-style-name="P7" draw:layer="layout" svg:width="9.3cm" svg:height="1.276cm" svg:x="5.5cm" svg:y="1cm">
          <draw:text-box>
            <text:p text:style-name="P4"><text:span text:style-name="T4">berry</text:span><text:span text:style-name="T5"> flow ch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0:56:12.622033496</meta:creation-date>
    <dc:date>2023-02-23T10:32:11.279700721</dc:date>
    <meta:editing-duration>PT9M30S</meta:editing-duration>
    <meta:editing-cycles>3</meta:editing-cycles>
    <meta:generator>LibreOffice/6.4.7.2$Linux_X86_64 LibreOffice_project/40$Build-2</meta:generator>
    <meta:document-statistic meta:object-count="26"/>
  </office:meta>
</office:document-meta>
</file>